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ce2" style:family="table-cell" style:parent-style-name="Default" style:data-style-name="N0">
      <style:table-cell-properties fo:background-color="transparent"/>
      <style:text-properties style:font-name="Times New Roman1" style:font-name-asian="Times New Roman" style:font-name-complex="Times New Roman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style:use-window-font-color="true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7" style:family="table-cell" style:parent-style-name="Default" style:data-style-name="N0">
      <style:text-properties style:use-window-font-color="true" style:font-name="Times New Roman1" style:font-name-asian="Times New Roman" style:font-name-complex="Times New Roman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ext-properties style:font-name="Times New Roman1" fo:font-weight="normal" style:font-name-asian="Times New Roman" style:font-weight-asian="normal" style:font-name-complex="Times New Roman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ce6"/>
        <table:table-column table:style-name="co1" table:number-columns-repeated="1014" table:default-cell-style-name="Default"/>
        <table:table-row table:style-name="ro1">
          <table:table-cell table:number-columns-repeated="8" table:style-name="ce1" office:value-type="string" calcext:value-type="string">
            <text:p>autor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ano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VILLELA, Edlaine Faria de Moura</text:p>
          </table:table-cell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Saúde e Sociedade (USP. Impresso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LLELA, Edlaine Faria de Moura</text:p>
          </table:table-cell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RECIIS. Revista eletrônica de comunicação, informação &amp; inovação em saúde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FFOLI, Geni Aparecida Toffoli</text:p>
          </table:table-cell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Psicologia USP (Impress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LES, Cynara Maria Andrade</text:p>
          </table:table-cell>
          <table:table-cell office:value-type="string" calcext:value-type="string">
            <text:p>GIORGENON, Daniela</text:p>
          </table:table-cell>
          <table:table-cell office:value-type="string" calcext:value-type="string">
            <text:p>SOUZA, Juliana Christina Rezende de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FERRAREZI, Ludmila</text:p>
          </table:table-cell>
          <table:table-cell office:value-type="string" calcext:value-type="string">
            <text:p>PACÍFICO, Soraya Maria Romano</text:p>
          </table:table-cell>
          <table:table-cell table:number-columns-repeated="2"/>
          <table:table-cell office:value-type="string" calcext:value-type="string">
            <text:p>Texto Digital (UERJ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Cadernos de Pesquisa Interdisciplinar em Ciências Humanas (Online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Em Quest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Dialogos (Maringa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Animus (Santa Maria. Online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Revista de História Regional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In Texto (UFRGS. Online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Logos (UERJ. Impresso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Revista FAMECOS (Online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Jéssica Oliveira de</text:p>
          </table:table-cell>
          <table:table-cell office:value-type="string" calcext:value-type="string">
            <text:p>SANTAREM SEGUNDO, José Eduardo</text:p>
          </table:table-cell>
          <table:table-cell table:number-columns-repeated="6"/>
          <table:table-cell office:value-type="string" calcext:value-type="string">
            <text:p>Journal on Advances in Theoretical and Applied Informatics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ZA, Jéssica Oliveira de <text:s/></text:p>
          </table:table-cell>
          <table:table-cell office:value-type="string" calcext:value-type="string">
            <text:p>BOTEGA, Leonardo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BERTI, Claudia</text:p>
          </table:table-cell>
          <table:table-cell table:number-columns-repeated="4"/>
          <table:table-cell office:value-type="string" calcext:value-type="string">
            <text:p>Procedia Manufacturing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Márcia Regina da</text:p>
          </table:table-cell>
          <table:table-cell table:number-columns-repeated="7"/>
          <table:table-cell office:value-type="string" calcext:value-type="string">
            <text:p>Biblioteca Escolar em Revista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SILVA, Jeane dos Santos</text:p>
          </table:table-cell>
          <table:table-cell office:value-type="string" calcext:value-type="string">
            <text:p>SANTOS-ROCHA, Ednéia Silva</text:p>
          </table:table-cell>
          <table:table-cell table:number-columns-repeated="5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MOSTAFA, Solange Puntel</text:p>
          </table:table-cell>
          <table:table-cell table:number-columns-repeated="6"/>
          <table:table-cell office:value-type="string" calcext:value-type="string">
            <text:p>Filosofia e Educação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QUIRINO, Paula Oliveira</text:p>
          </table:table-cell>
          <table:table-cell table:number-columns-repeated="5"/>
          <table:table-cell office:value-type="string" calcext:value-type="string">
            <text:p>Brazilian Journal of Information Science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Lucia Aparecida da</text:p>
          </table:table-cell>
          <table:table-cell office:value-type="string" calcext:value-type="string">
            <text:p>DAMIAN, Ieda Pelogia Martins</text:p>
          </table:table-cell>
          <table:table-cell office:value-type="string" calcext:value-type="string">
            <text:p>PÁDUA, Silvia Inês Dallavalle de</text:p>
          </table:table-cell>
          <table:table-cell table:number-columns-repeated="5"/>
          <table:table-cell office:value-type="string" calcext:value-type="string">
            <text:p>Business Process Management Journal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Jonathan Raphael Bertassi da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Jonathan Raphael Bertassi da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Ciberlegenda (UFF. Online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studos Linguísticos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RSOLINI-COMIN, Fabio</text:p>
          </table:table-cell>
          <table:table-cell office:value-type="string" calcext:value-type="string">
            <text:p>PACÍFICO, Soraya Maria Romano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Raído (UFGD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RER, Amanda Eloin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MEDEIROS, Vanise Gomes de</text:p>
          </table:table-cell>
          <table:table-cell office:value-type="string" calcext:value-type="string">
            <text:p>PETRI, Verli</text:p>
          </table:table-cell>
          <table:table-cell table:number-columns-repeated="4"/>
          <table:table-cell office:value-type="string" calcext:value-type="string">
            <text:p>Revista Letras (UFSM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ERER, Amanda Eloin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Revista Letras (UFSM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OS, Jean Carlos Ferreira dos</text:p>
          </table:table-cell>
          <table:table-cell office:value-type="string" calcext:value-type="string">
            <text:p>GALLI, Fernanda Correa Silveir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Signo (UNISC. Online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OS-ROCHA, Ednéia Silva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MAIA, Margareth Barros</text:p>
          </table:table-cell>
          <table:table-cell table:number-columns-repeated="5"/>
          <table:table-cell office:value-type="string" calcext:value-type="string">
            <text:p>Revista ACB (Florianópolis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OS-ROCHA, Ednéia Silva</text:p>
          </table:table-cell>
          <table:table-cell office:value-type="string" calcext:value-type="string">
            <text:p>SANTOS, Jean Carlos Ferreira dos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RODRIGUES, Vanessa</text:p>
          </table:table-cell>
          <table:table-cell table:number-columns-repeated="4"/>
          <table:table-cell office:value-type="string" calcext:value-type="string">
            <text:p>Alexandria (Peru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table:number-columns-repeated="7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table:number-columns-repeated="7"/>
          <table:table-cell office:value-type="string" calcext:value-type="string">
            <text:p>Ibersid (Zaragoza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6"/>
          <table:table-cell office:value-type="string" calcext:value-type="string">
            <text:p>Liinc em Revista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6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IQUEIRA, Cinthia Scaldelai</text:p>
          </table:table-cell>
          <table:table-cell table:number-columns-repeated="6"/>
          <table:table-cell office:value-type="string" calcext:value-type="string">
            <text:p>Scire (Zaragoza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MANZONI, Gabriela Alves</text:p>
          </table:table-cell>
          <table:table-cell table:number-columns-repeated="6"/>
          <table:table-cell office:value-type="string" calcext:value-type="string">
            <text:p>Scire (Zaragoza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7"/>
          <table:table-cell office:value-type="string" calcext:value-type="string">
            <text:p>Errâncias de um imaginário: entre Brasil, Cabo Verde e Portugal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7"/>
          <table:table-cell office:value-type="string" calcext:value-type="string">
            <text:p>Gragoatá (UFF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7"/>
          <table:table-cell office:value-type="string" calcext:value-type="string">
            <text:p>Livro Zero: Revista de Psicanálise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7"/>
          <table:table-cell office:value-type="string" calcext:value-type="string">
            <text:p>Datagramazero (Rio de Janeiro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YADO, Thaís Harumi Manfré</text:p>
          </table:table-cell>
          <table:table-cell office:value-type="string" calcext:value-type="string">
            <text:p>MOREIRA, Vivian Lemes</text:p>
          </table:table-cell>
          <table:table-cell table:number-columns-repeated="5"/>
          <table:table-cell office:value-type="string" calcext:value-type="string">
            <text:p>Texto Digital (UFSC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SOUZA, Glaucia Nagem de</text:p>
          </table:table-cell>
          <table:table-cell table:number-columns-repeated="6"/>
          <table:table-cell office:value-type="string" calcext:value-type="string">
            <text:p>Stylus (Belo Horizonte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SCHERER, Amanda Eloina</text:p>
          </table:table-cell>
          <table:table-cell table:number-columns-repeated="6"/>
          <table:table-cell office:value-type="string" calcext:value-type="string">
            <text:p>Letras (UFSM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MEDEIROS, Vanise Gomes de</text:p>
          </table:table-cell>
          <table:table-cell table:number-columns-repeated="6"/>
          <table:table-cell office:value-type="string" calcext:value-type="string">
            <text:p>Polifonia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RCIA, Dantielli Assumpção</text:p>
          </table:table-cell>
          <table:table-cell office:value-type="string" calcext:value-type="string">
            <text:p>FARIA, Daiana de Oliveira</text:p>
          </table:table-cell>
          <table:table-cell table:number-columns-repeated="5"/>
          <table:table-cell office:value-type="string" calcext:value-type="string">
            <text:p>Língua e Instrumentos Linguísticos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LLI, Fernanda Correa Silveira</text:p>
          </table:table-cell>
          <table:table-cell table:number-columns-repeated="6"/>
          <table:table-cell office:value-type="string" calcext:value-type="string">
            <text:p>Rua (UNICAMP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LLI, Fernanda Correa Silveira</text:p>
          </table:table-cell>
          <table:table-cell office:value-type="string" calcext:value-type="string">
            <text:p>PATTI, Ane Ribeiro</text:p>
          </table:table-cell>
          <table:table-cell table:number-columns-repeated="5"/>
          <table:table-cell office:value-type="string" calcext:value-type="string">
            <text:p>Acta Scientiarum. Language and Culture (Impresso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ALMEIDA, Marco Antônio de</text:p>
          </table:table-cell>
          <table:table-cell office:value-type="string" calcext:value-type="string">
            <text:p>SILVA, Jonathan Raphael Bertassi da</text:p>
          </table:table-cell>
          <table:table-cell table:number-columns-repeated="5"/>
          <table:table-cell office:value-type="string" calcext:value-type="string">
            <text:p>Contracampo (UFF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DRIGUES, Bruno Cesar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table:style-name="ce8" office:value-type="string" calcext:value-type="string">
            <text:p>Perspectivas em Ciência da Inform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BESCO, Vanessa Lúcia de Assis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Museologia e Patrimônio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NDI, Maria Beatriz Ribeiro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Museologia e Patrimônio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SIDÔNIO, Juliana Aparecida</text:p>
          </table:table-cell>
          <table:table-cell office:value-type="string" calcext:value-type="string">
            <text:p>PACÍFICO, Soraya Maria Romano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Revista Letras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TI, Ane Ribeir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studos Linguísticos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TI, Ane Ribeiro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Psicologia Argumento (PUCPR. Impress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ÍFICO, Soraya Maria Roman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inguasagem (São Paul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VA CRUZ, Denise Viuniski da</text:p>
          </table:table-cell>
          <table:table-cell office:value-type="string" calcext:value-type="string">
            <text:p>MOSTAFA, Solange Puntel</text:p>
          </table:table-cell>
          <table:table-cell table:number-columns-repeated="6"/>
          <table:table-cell office:value-type="string" calcext:value-type="string">
            <text:p>PerCursos (Florianópolis. Online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KANO, Nátalia</text:p>
          </table:table-cell>
          <table:table-cell office:value-type="string" calcext:value-type="string">
            <text:p>SILVA, Talita Cristina d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ANTAREM SEGUNDO, José Eduardo</text:p>
          </table:table-cell>
          <table:table-cell table:number-columns-repeated="4"/>
          <table:table-cell office:value-type="string" calcext:value-type="string">
            <text:p>Brazilian Journal of Information Science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KAMURA, Mariany Toriyama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KAMURA, Mariany Toriyama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Discursos Fotográficos (Online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OLIVEIRA, Laucivaldo Cardoso de</text:p>
          </table:table-cell>
          <table:table-cell office:value-type="string" calcext:value-type="string">
            <text:p>FERREIRA, Sueli Mara Soares Pinto</text:p>
          </table:table-cell>
          <table:table-cell table:number-columns-repeated="4"/>
          <table:table-cell office:value-type="string" calcext:value-type="string">
            <text:p>Em Questão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TAFA, Solange Puntel</text:p>
          </table:table-cell>
          <table:table-cell table:number-columns-repeated="7"/>
          <table:table-cell office:value-type="string" calcext:value-type="string">
            <text:p>Contracampo (UFF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Informação &amp; Sociedade (UFPB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NOVA CRUZ, Denise Viuniski da</text:p>
          </table:table-cell>
          <table:table-cell office:value-type="string" calcext:value-type="string">
            <text:p>AMORIM, Igor Soares</text:p>
          </table:table-cell>
          <table:table-cell table:number-columns-repeated="5"/>
          <table:table-cell office:value-type="string" calcext:value-type="string">
            <text:p>Liinc em Revista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NOVA CRUZ, Denise Viuniski da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NOVA CRUZ, Denise Viuniski da</text:p>
          </table:table-cell>
          <table:table-cell office:value-type="string" calcext:value-type="string">
            <text:p>BENEVENUTTO, Felipe Etelvino</text:p>
          </table:table-cell>
          <table:table-cell table:number-columns-repeated="5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AMORIM, Igor Soares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Logeion: Filosofia da informação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EIRA, Vivian Lemes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Rua (UNICAMP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EIRA, Vivian Lemes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Psicologia em Revista (Impressa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EIRA, Vivian Lemes</text:p>
          </table:table-cell>
          <table:table-cell office:value-type="string" calcext:value-type="string">
            <text:p>BASTOS, Gustavo Grandini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Calisocópio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EIRA, Fábio Mosso</text:p>
          </table:table-cell>
          <table:table-cell office:value-type="string" calcext:value-type="string">
            <text:p>SANT'ANA, Ricardo César Gonçalves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VIDOTTI, Silvana Aparecida Borsetti Gregório</text:p>
          </table:table-cell>
          <table:table-cell table:number-columns-repeated="4"/>
          <table:table-cell office:value-type="string" calcext:value-type="string">
            <text:p>Em Questão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AES, Marielle Barros de</text:p>
          </table:table-cell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Informação &amp; Informação (UEL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AGRE, José Antônio</text:p>
          </table:table-cell>
          <table:table-cell office:value-type="string" calcext:value-type="string">
            <text:p>SANTAREM SEGUNDO, José Eduardo</text:p>
          </table:table-cell>
          <table:table-cell table:number-columns-repeated="6"/>
          <table:table-cell office:value-type="string" calcext:value-type="string">
            <text:p>Encontros Bibli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DONCA, Joice Rodrigues</text:p>
          </table:table-cell>
          <table:table-cell office:value-type="string" calcext:value-type="string">
            <text:p>GARCIA, Leonardo Guimarães</text:p>
          </table:table-cell>
          <table:table-cell table:number-columns-repeated="6"/>
          <table:table-cell office:value-type="string" calcext:value-type="string">
            <text:p>Revista Inteligência Competitiva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S, Dalton Lopes</text:p>
          </table:table-cell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Revista Ibero-Americana de Ciência da Informação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S, Dalton Lopes</text:p>
          </table:table-cell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Liinc em Revista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S, Dalton Lopes</text:p>
          </table:table-cell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Encontros Bibli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TINEZ, Maria Laura</text:p>
          </table:table-cell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GALINDO, Marcos</text:p>
          </table:table-cell>
          <table:table-cell table:number-columns-repeated="5"/>
          <table:table-cell office:value-type="string" calcext:value-type="string">
            <text:p>RBPG. Revista Brasileira de Pós-Gradu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SULO, Thabyta Giraldelli</text:p>
          </table:table-cell>
          <table:table-cell office:value-type="string" calcext:value-type="string">
            <text:p>CARVALHO, Ângela Maria Grossi de</text:p>
          </table:table-cell>
          <table:table-cell office:value-type="string" calcext:value-type="string">
            <text:p>SANTAREM SEGUNDO, José Eduardo</text:p>
          </table:table-cell>
          <table:table-cell table:number-columns-repeated="5"/>
          <table:table-cell office:value-type="string" calcext:value-type="string">
            <text:p>Prisma.com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CUSSI, Elaine</text:p>
          </table:table-cell>
          <table:table-cell office:value-type="string" calcext:value-type="string">
            <text:p>ESPÍRITO SANTO, Sílvia Maria do</text:p>
          </table:table-cell>
          <table:table-cell table:number-columns-repeated="6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COLINO, Maria Antonieta Ribeiro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RBBD. Revista Brasileira de Biblioteconomia e Documentação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COLINO, Maria Antonieta Ribeiro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Biblos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PES, Elaine Cristina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VALENTIM, Marta Lígia Pomim</text:p>
          </table:table-cell>
          <table:table-cell table:number-columns-repeated="5"/>
          <table:table-cell office:value-type="string" calcext:value-type="string">
            <text:p>European Journal of Academic Research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GLIA, Francis</text:p>
          </table:table-cell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PACIFICO, Soraya Maria Romano</text:p>
          </table:table-cell>
          <table:table-cell table:number-columns-repeated="4"/>
          <table:table-cell office:value-type="string" calcext:value-type="string">
            <text:p>Via Litterae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GLIA, Francis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Cadernos de Linguagem e Sociedade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GLIA, Francis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Versão Beta (UFSCar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GLIA, Francis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Linguagem em (Dis)curso (Impress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GLIA, Francis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Todas as Letras (São Paulo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POGLIA, Francis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Texto Livre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SOTO, Ana Paula</text:p>
          </table:table-cell>
          <table:table-cell office:value-type="string" calcext:value-type="string">
            <text:p>SANT'ANA, Ricardo César Gonçalves</text:p>
          </table:table-cell>
          <table:table-cell office:value-type="string" calcext:value-type="string">
            <text:p>SANTAREM SEGUNDO, José Eduardo</text:p>
          </table:table-cell>
          <table:table-cell table:number-columns-repeated="5"/>
          <table:table-cell office:value-type="string" calcext:value-type="string">
            <text:p>Revista Ibero-Americana de Ciência da Informação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ORGENON, Daniel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COSTA, Thaís de Araujo da</text:p>
          </table:table-cell>
          <table:table-cell office:value-type="string" calcext:value-type="string">
            <text:p>MEDEIROS, Vanise Gomes de</text:p>
          </table:table-cell>
          <table:table-cell table:number-columns-repeated="4"/>
          <table:table-cell office:value-type="string" calcext:value-type="string">
            <text:p>Intersecções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ORGENON, Daniel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Vértices (São Paulo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ORGENON, Daniel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Psicologia em Revista (Impressa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ORGENON, Daniel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PACIFICO, Soraya Maria Romano</text:p>
          </table:table-cell>
          <table:table-cell table:number-columns-repeated="5"/>
          <table:table-cell office:value-type="string" calcext:value-type="string">
            <text:p>Tempo Psicanalítico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Leonardo Guimarães</text:p>
          </table:table-cell>
          <table:table-cell office:value-type="string" calcext:value-type="string">
            <text:p>PINHEIRO, Cíntia Braga Ferreira</text:p>
          </table:table-cell>
          <table:table-cell table:number-columns-repeated="6"/>
          <table:table-cell office:value-type="string" calcext:value-type="string">
            <text:p>Encontros Bibli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Leonardo Guimarães</text:p>
          </table:table-cell>
          <table:table-cell table:number-columns-repeated="7"/>
          <table:table-cell office:value-type="string" calcext:value-type="string">
            <text:p>Encontros Bibli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Leonardo Guimarães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Conexão Letras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Rua (UNICAMP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Revista do GEL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studos Linguísticos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inguagem em (Dis)curso (Impresso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SATTO, Melissa Pedroso</text:p>
          </table:table-cell>
          <table:table-cell office:value-type="string" calcext:value-type="string">
            <text:p>SILVA, Márcia Regina da</text:p>
          </table:table-cell>
          <table:table-cell table:number-columns-repeated="6"/>
          <table:table-cell office:value-type="string" calcext:value-type="string">
            <text:p>Biblioteca Escolar em Revista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table:number-columns-repeated="7"/>
          <table:table-cell office:value-type="string" calcext:value-type="string">
            <text:p>RECIIS. Revista eletrônica de comunicação, informação &amp; inovação em saúde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MARTINS, Dalton Lopes</text:p>
          </table:table-cell>
          <table:table-cell table:number-columns-repeated="6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MARTINS, Dalton Lopes</text:p>
          </table:table-cell>
          <table:table-cell table:number-columns-repeated="6"/>
          <table:table-cell office:value-type="string" calcext:value-type="string">
            <text:p>Em Questão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GADELHA NETO, Zacharias da Costa</text:p>
          </table:table-cell>
          <table:table-cell office:value-type="string" calcext:value-type="string">
            <text:p>GAMBA, Camila Molgara</text:p>
          </table:table-cell>
          <table:table-cell table:number-columns-repeated="5"/>
          <table:table-cell office:value-type="string" calcext:value-type="string">
            <text:p>Ciência da Informação (Online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EIRA, Bruno Cesar de Freitas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Rebecin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AREZI, Ludmil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Biblioteca Escolar em Revista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AREZI, Ludmila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Biblios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AREZI, Ludmil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Signotica (UFG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AREZI, Ludmil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inguagem em (Dis)curso (Impresso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AREZI, Ludmila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eitura. Teoria &amp; Prática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AREZI, Ludmil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PACÍFICO, Soraya Maria Romano</text:p>
          </table:table-cell>
          <table:table-cell table:number-columns-repeated="5"/>
          <table:table-cell office:value-type="string" calcext:value-type="string">
            <text:p>Cadernos de Estudos Linguísticos (UNICAMP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NERICK, Gabriele Maris Pereir</text:p>
          </table:table-cell>
          <table:table-cell office:value-type="string" calcext:value-type="string">
            <text:p>SILVA, Márcia Regina da</text:p>
          </table:table-cell>
          <table:table-cell table:number-columns-repeated="6"/>
          <table:table-cell office:value-type="string" calcext:value-type="string">
            <text:p>Biblos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IA, Daiana de Oliveira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Texto Digital (UERJ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IA, Daiana de Oliveir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ntremeios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IA, Daiana de Oliveir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inguasagem (São Paulo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IA, Daiana de Oliveir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inguasagem (São Paul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IA, Ana Carolina Cintra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Ponto de Acesso (UFBA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table:number-columns-repeated="7"/>
          <table:table-cell office:value-type="string" calcext:value-type="string">
            <text:p>Prisma.com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table:number-columns-repeated="7"/>
          <table:table-cell office:value-type="string" calcext:value-type="string">
            <text:p>Prisma.com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table:number-columns-repeated="7"/>
          <table:table-cell office:value-type="string" calcext:value-type="string">
            <text:p>Páginas A &amp; B: Arquivos &amp; Bibliotecas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table:number-columns-repeated="7"/>
          <table:table-cell office:value-type="string" calcext:value-type="string">
            <text:p>Transinform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office:value-type="string" calcext:value-type="string">
            <text:p>SCARPINI, Neire Aparecida Machado</text:p>
          </table:table-cell>
          <table:table-cell office:value-type="string" calcext:value-type="string">
            <text:p>LORENZETTO, Carolina de Carvalho</text:p>
          </table:table-cell>
          <table:table-cell table:number-columns-repeated="5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office:value-type="string" calcext:value-type="string">
            <text:p>BARBOSA, Jeam Haroldo Oliveira</text:p>
          </table:table-cell>
          <table:table-cell office:value-type="string" calcext:value-type="string">
            <text:p>TIVERON, Juliana Dal Ponte</text:p>
          </table:table-cell>
          <table:table-cell table:number-columns-repeated="5"/>
          <table:table-cell office:value-type="string" calcext:value-type="string">
            <text:p>Revista de Cultura e Extensão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table:number-columns-repeated="7"/>
          <table:table-cell office:value-type="string" calcext:value-type="string">
            <text:p>Revista de administração da Unimep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SILVA, Márcia Regina da</text:p>
          </table:table-cell>
          <table:table-cell table:number-columns-repeated="6"/>
          <table:table-cell office:value-type="string" calcext:value-type="string">
            <text:p>Ibersid (Zaragoza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MERLO, Edgard Monforte</text:p>
          </table:table-cell>
          <table:table-cell table:number-columns-repeated="5"/>
          <table:table-cell office:value-type="string" calcext:value-type="string">
            <text:p>Procedia Computer Science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table:number-columns-repeated="6"/>
          <table:table-cell office:value-type="string" calcext:value-type="string">
            <text:p>Revista de Administração Pública (Impresso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table:number-columns-repeated="6"/>
          <table:table-cell office:value-type="string" calcext:value-type="string">
            <text:p>Revista da FAE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office:value-type="string" calcext:value-type="string">
            <text:p>NAGANO, Marcelo Seido</text:p>
          </table:table-cell>
          <table:table-cell table:number-columns-repeated="5"/>
          <table:table-cell office:value-type="string" calcext:value-type="string">
            <text:p>African Journal of Business Management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table:number-columns-repeated="6"/>
          <table:table-cell office:value-type="string" calcext:value-type="string">
            <text:p>REGE: Revista de Gestão USP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table:number-columns-repeated="6"/>
          <table:table-cell office:value-type="string" calcext:value-type="string">
            <text:p>Contextus (Fortaleza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ALMEIDA, Marco Antônio de</text:p>
          </table:table-cell>
          <table:table-cell office:value-type="string" calcext:value-type="string">
            <text:p>RODRIGUES, Paloma Barbosa</text:p>
          </table:table-cell>
          <table:table-cell office:value-type="string" calcext:value-type="string">
            <text:p>MELLO, Tayná Abad Vieira de</text:p>
          </table:table-cell>
          <table:table-cell table:number-columns-repeated="4"/>
          <table:table-cell office:value-type="string" calcext:value-type="string">
            <text:p>Ibersid (Zaragoza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UZ, Denise Viuniski da Nov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Datagramazero (Rio de Janeiro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Ricerche di S/Confine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Revista Letras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Todas as Musas: Revista de Literatura e das Múltiplas Linguagens da Arte (Online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Informação &amp; Informação (UEL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Informação &amp; Informação (UEL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office:value-type="string" calcext:value-type="string">
            <text:p>CARVALHO, Larissa Akabochi de</text:p>
          </table:table-cell>
          <table:table-cell table:number-columns-repeated="6"/>
          <table:table-cell office:value-type="string" calcext:value-type="string">
            <text:p>Encontros Bibli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Em Quest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PPA, Giulia</text:p>
          </table:table-cell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ETD : Educação Temática Digital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ÔRTES JÚNIOR, Rogério</text:p>
          </table:table-cell>
          <table:table-cell office:value-type="string" calcext:value-type="string">
            <text:p>MERLO, Edgard Monforte</text:p>
          </table:table-cell>
          <table:table-cell office:value-type="string" calcext:value-type="string">
            <text:p>DAMIAN, Ieda Pelogia Martins</text:p>
          </table:table-cell>
          <table:table-cell table:number-columns-repeated="5"/>
          <table:table-cell office:value-type="string" calcext:value-type="string">
            <text:p>REA: Revista Eletrônica de Administração (Franca. Online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POLA JUNIOR, Claudinei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VERGUEIRO, Waldomiro de Castro Santos</text:p>
          </table:table-cell>
          <table:table-cell table:number-columns-repeated="6"/>
          <table:table-cell office:value-type="string" calcext:value-type="string">
            <text:p>Bibliotecas Universitárias: pesquisa, experiências e perspectivas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COPPOLA JUNIOR, Claudinei</text:p>
          </table:table-cell>
          <table:table-cell table:number-columns-repeated="6"/>
          <table:table-cell office:value-type="string" calcext:value-type="string">
            <text:p>Biblioteca Escolar em Revista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VALHO, Mavi Galante Mancera Dall'Acqu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RCIA, Dantielli Assumpção</text:p>
          </table:table-cell>
          <table:table-cell table:number-columns-repeated="5"/>
          <table:table-cell office:value-type="string" calcext:value-type="string">
            <text:p>Revista ACB (Florianópolis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VALHO, Larissa Akaboch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Perspectivas em Ciência da Informação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TTAR, Marisa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Avaliação (UNICAMP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SCALCHIN, Ana Carolina Silva</text:p>
          </table:table-cell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Liinc em Revista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SCALCHIN, Ana Carolina Silva</text:p>
          </table:table-cell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EVENUTTO, Felipe Etelvino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MOSTAFA, Solange Puntel</text:p>
          </table:table-cell>
          <table:table-cell table:number-columns-repeated="5"/>
          <table:table-cell office:value-type="string" calcext:value-type="string">
            <text:p>Datagramazero (Rio de Janeiro)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MBEM, Angela Halen Claro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5"/>
          <table:table-cell office:value-type="string" calcext:value-type="string">
            <text:p>Folha de Rosto: Revista de Biblioteconomia e Ciência da Informação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ALMEIDA, Marco Antônio de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Informação &amp; Sociedade (UFPB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Versão Beta (UFSCar)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PACIFICO, Soraya Maria Romano</text:p>
          </table:table-cell>
          <table:table-cell table:number-columns-repeated="5"/>
          <table:table-cell office:value-type="string" calcext:value-type="string">
            <text:p>Liinc em Revista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Rua (UNICAMP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GALLI, Fernanda Correa Silveir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Perspectivas em Ciência da Informação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TOS, Gustavo Grandini <text:s/></text:p>
          </table:table-cell>
          <table:table-cell office:value-type="string" calcext:value-type="string">
            <text:p>GALLI, Fernanda Correa Silveir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Diálogos Pertinentes: Revista Científica de Letras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ÚJO, Thaíse Vieira de</text:p>
          </table:table-cell>
          <table:table-cell office:value-type="string" calcext:value-type="string">
            <text:p>PACÍFICO, Soraya Maria Romano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Pesquisas em Discurso Pedagógico (Online)</text:p>
          </table:table-cell>
          <table:table-cell office:value-type="float" office:value="2011" calcext:value-type="float">
            <text:p>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Revista Ciências Sociais Unisinos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Informação &amp; Informação (UEL)</text:p>
          </table:table-cell>
          <table:table-cell office:value-type="float" office:value="2014" calcext:value-type="float">
            <text:p>2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Problemata</text:p>
          </table:table-cell>
          <table:table-cell office:value-type="float" office:value="2012" calcext:value-type="float">
            <text:p>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5" calcext:value-type="float">
            <text:p>2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EIDA, Marco Antônio de</text:p>
          </table:table-cell>
          <table:table-cell office:value-type="string" calcext:value-type="string">
            <text:p>NOGUEIRA, João Robson Fernandes</text:p>
          </table:table-cell>
          <table:table-cell table:number-columns-repeated="6"/>
          <table:table-cell office:value-type="string" calcext:value-type="string">
            <text:p>Perspectivas: Revista de Ciências Sociais (UNESP. Araraquara. Impresso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MEIDA, João Flávio de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Versão Beta (UFSCar)</text:p>
          </table:table-cell>
          <table:table-cell office:value-type="float" office:value="2013" calcext:value-type="float">
            <text:p>201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ARDELARI, Íris Marques Tavares </text:p>
          </table:table-cell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HENRIQUE, Jorge Luis</text:p>
          </table:table-cell>
          <table:table-cell table:number-columns-repeated="5"/>
          <table:table-cell office:value-type="string" calcext:value-type="string">
            <text:p>Perspectivas em Gestão &amp; Conheciment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STRO FILHO, Cláudio Marcondes de</text:p>
          </table:table-cell>
          <table:table-cell office:value-type="string" calcext:value-type="string">
            <text:p>SILVA, Márcia Regina da</text:p>
          </table:table-cell>
          <table:table-cell table:number-columns-repeated="6"/>
          <table:table-cell office:value-type="string" calcext:value-type="string">
            <text:p>Ponto de Acesso (UFBA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STRO FILHO, Cláudio Marcondes de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COSTA, Geovana Canevari</text:p>
          </table:table-cell>
          <table:table-cell table:number-columns-repeated="5"/>
          <table:table-cell office:value-type="string" calcext:value-type="string">
            <text:p>PerCursos (Florianópolis. Online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ERREIRA, Adam Felipe</text:p>
          </table:table-cell>
          <table:table-cell office:value-type="string" calcext:value-type="string">
            <text:p>SARDELARI, Íris Marques Tavares</text:p>
          </table:table-cell>
          <table:table-cell office:value-type="string" calcext:value-type="string">
            <text:p>CASTRO FILHO, Cláudio Marcondes de</text:p>
          </table:table-cell>
          <table:table-cell table:number-columns-repeated="5"/>
          <table:table-cell office:value-type="string" calcext:value-type="string">
            <text:p>Biblioteca Escolar em Revista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OSA, Carlos Adriano</text:p>
          </table:table-cell>
          <table:table-cell table:style-name="ce7" office:value-type="string" calcext:value-type="string">
            <text:p>CASTRO FILHO, Cláudio Marcondes de</text:p>
          </table:table-cell>
          <table:table-cell table:style-name="ce7" table:number-columns-repeated="6"/>
          <table:table-cell table:style-name="ce7" office:value-type="string" calcext:value-type="string">
            <text:p>Revista Eco-Pós (Online)</text:p>
          </table:table-cell>
          <table:table-cell table:style-name="ce7"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SA, Carlos Adriano 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Agora (Florianopolis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OLIVEIRA, Rômulo José 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Revista de Ciências Humanas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MILLO, Everton da Silva </text:p>
          </table:table-cell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STRO FILHO, Cláudio Marcondes de </text:p>
          </table:table-cell>
          <table:table-cell table:number-columns-repeated="7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STRO FILHO, Cláudio Marcondes de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 <text:s/>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Arquivos do CMD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MILLO, Everton da Silva 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UZA, Willian Eduardo Righini de 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Conexão: Comunicação e Cultura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Revista de Nutri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office:value-type="string" calcext:value-type="string">
            <text:p>LASTORIA, Andréa Coelho</text:p>
          </table:table-cell>
          <table:table-cell table:number-columns-repeated="6"/>
          <table:table-cell office:value-type="string" calcext:value-type="string">
            <text:p>ETD : Educação Temática Digital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DRIGUES, Bruno Cesar 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table:style-name="ce9" office:value-type="string" calcext:value-type="string">
            <text:p>Revista Educaonline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AKAMURA, Mariany Toriyama 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Discursos Fotográficos (Online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office:value-type="string" calcext:value-type="string">
            <text:p>BISOFFI, Glória Carolina</text:p>
          </table:table-cell>
          <table:table-cell table:number-columns-repeated="6"/>
          <table:table-cell office:value-type="string" calcext:value-type="string">
            <text:p>Transinform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Saeculum (UFPB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Encontros Bibli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MIAN, Ieda Pelogia Martins</text:p>
          </table:table-cell>
          <table:table-cell table:number-columns-repeated="7"/>
          <table:table-cell office:value-type="string" calcext:value-type="string">
            <text:p>Em Quest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MIAN, Ieda Pelogia Martins</text:p>
          </table:table-cell>
          <table:table-cell office:value-type="string" calcext:value-type="string">
            <text:p>SILVA, Márcia Regina da</text:p>
          </table:table-cell>
          <table:table-cell table:number-columns-repeated="6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ILVA, Luara Cantarella</text:p>
          </table:table-cell>
          <table:table-cell office:value-type="string" calcext:value-type="string">
            <text:p>DAMIAN, Ieda Pelogia Martins</text:p>
          </table:table-cell>
          <table:table-cell office:value-type="string" calcext:value-type="string">
            <text:p>SANTAREM SEGUNDO, José Eduardo</text:p>
          </table:table-cell>
          <table:table-cell table:number-columns-repeated="5"/>
          <table:table-cell office:value-type="string" calcext:value-type="string">
            <text:p>Biblos (Rio Grande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AMPAIO, Tiago Borges de Abreu </text:p>
          </table:table-cell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table:number-columns-repeated="5"/>
          <table:table-cell office:value-type="string" calcext:value-type="string">
            <text:p>Revista da FAE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DRIGUES, Priscila Alves </text:p>
          </table:table-cell>
          <table:table-cell office:value-type="string" calcext:value-type="string">
            <text:p>DAMIAN, Ieda Pelogia Martins</text:p>
          </table:table-cell>
          <table:table-cell table:number-columns-repeated="6"/>
          <table:table-cell office:value-type="string" calcext:value-type="string">
            <text:p>Revista Primeiros Passos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EGLIAN, Caio Saraiva</text:p>
          </table:table-cell>
          <table:table-cell office:value-type="string" calcext:value-type="string">
            <text:p>SOUZA, Jessica Oliveira de</text:p>
          </table:table-cell>
          <table:table-cell office:value-type="string" calcext:value-type="string">
            <text:p>SANTAREM SEGUNDO, José Eduardo</text:p>
          </table:table-cell>
          <table:table-cell table:number-columns-repeated="5"/>
          <table:table-cell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STAFA, Solange Puntel 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ABBAG, Deise Maria Antônio</text:p>
          </table:table-cell>
          <table:table-cell table:number-columns-repeated="5"/>
          <table:table-cell office:value-type="string" calcext:value-type="string">
            <text:p>Informação &amp; Sociedade (UFPB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ANTAREM SEGUNDO, José Eduardo</text:p>
          </table:table-cell>
          <table:table-cell office:value-type="string" calcext:value-type="string">
            <text:p>CONEGLIAN, Caio Saraiva</text:p>
          </table:table-cell>
          <table:table-cell table:number-columns-repeated="6"/>
          <table:table-cell office:value-type="string" calcext:value-type="string">
            <text:p>Informação &amp; Informação (UEL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NTEIRO, Elizabete Cristina de Souza de Aguiar</text:p>
          </table:table-cell>
          <table:table-cell office:value-type="string" calcext:value-type="string">
            <text:p>SANT'ANA, Ricardo César Gonçalves</text:p>
          </table:table-cell>
          <table:table-cell office:value-type="string" calcext:value-type="string">
            <text:p>SANTAREM SEGUNDO, José Eduardo</text:p>
          </table:table-cell>
          <table:table-cell table:number-columns-repeated="5"/>
          <table:table-cell office:value-type="string" calcext:value-type="string">
            <text:p>Informação em Pauta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EGLIAN, Caio Saraiva <text:s/></text:p>
          </table:table-cell>
          <table:table-cell office:value-type="string" calcext:value-type="string">
            <text:p>FUSCO, Elvis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PEREIRA JUNIOR, Valdir Amancio</text:p>
          </table:table-cell>
          <table:table-cell office:value-type="string" calcext:value-type="string">
            <text:p>BOTEGA, Leonardo Castro</text:p>
          </table:table-cell>
          <table:table-cell table:number-columns-repeated="3"/>
          <table:table-cell office:value-type="string" calcext:value-type="string">
            <text:p>Advances in Intelligent Systems and Computing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EGLIAN, Caio Saraiva</text:p>
          </table:table-cell>
          <table:table-cell office:value-type="string" calcext:value-type="string">
            <text:p>SANTAREM SEGUNDO, José Eduardo</text:p>
          </table:table-cell>
          <table:table-cell table:number-columns-repeated="6"/>
          <table:table-cell office:value-type="string" calcext:value-type="string">
            <text:p>Encontros Bibli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MA, Fábio Rogério Batista</text:p>
          </table:table-cell>
          <table:table-cell office:value-type="string" calcext:value-type="string">
            <text:p>SANTOS, Placida Leopoldina Ventura Amorim da Costa</text:p>
          </table:table-cell>
          <table:table-cell office:value-type="string" calcext:value-type="string">
            <text:p>SANTAREM SEGUNDO, José Eduardo</text:p>
          </table:table-cell>
          <table:table-cell table:number-columns-repeated="5"/>
          <table:table-cell office:value-type="string" calcext:value-type="string">
            <text:p>Perspectivas em Ciência da Inform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ANTAREM SEGUNDO, José Eduardo</text:p>
          </table:table-cell>
          <table:table-cell office:value-type="string" calcext:value-type="string">
            <text:p>CAMARGO, Liriane Soares de Araújo</text:p>
          </table:table-cell>
          <table:table-cell office:value-type="string" calcext:value-type="string">
            <text:p>SHINTAKU, Milton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4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ARCIA, Leonardo Guimarães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AMPOGLIA, Francis</text:p>
          </table:table-cell>
          <table:table-cell office:value-type="string" calcext:value-type="string">
            <text:p>BASTOS, Gustavo Grandini</text:p>
          </table:table-cell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Entremeios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ERRA, Marcos Vinícius Santos de Carvalho </text:p>
          </table:table-cell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Entremeios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ARCIA, Dantielli Assumpção 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studos Linguísticos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SHIMOTO, Adonai Takeshi 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ínguas &amp; Letras (UNIOESTE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João Flávio</text:p>
          </table:table-cell>
          <table:table-cell table:style-name="ce3"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PRANDI, Maria Beatriz Ribeiro</text:p>
          </table:table-cell>
          <table:table-cell table:number-columns-repeated="4"/>
          <table:table-cell office:value-type="string" calcext:value-type="string">
            <text:p>Discursos Fotográficos (Online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MÃO, Lucília Maria Sousa </text:p>
          </table:table-cell>
          <table:table-cell table:number-columns-repeated="7"/>
          <table:table-cell office:value-type="string" calcext:value-type="string">
            <text:p>RESGATE - Revista Interdisciplinar de Cultura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MÃO, Lucília Maria Sousa</text:p>
          </table:table-cell>
          <table:table-cell table:number-columns-repeated="7"/>
          <table:table-cell office:value-type="string" calcext:value-type="string">
            <text:p>Livro Zero: Revista de Psicanálise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Fragmentum (UFSM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MÃO, Lucília Maria Sousa</text:p>
          </table:table-cell>
          <table:table-cell table:number-columns-repeated="7"/>
          <table:table-cell office:value-type="string" calcext:value-type="string">
            <text:p>Fragmentum (UFSM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AMPOGLIA, Francis 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Galáxia (PUCSP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AMPOGLIA, Francis </text:p>
          </table:table-cell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Revista do GEL (Araraquara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REIRA, Vivian Lemes <text:s/></text:p>
          </table:table-cell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Hipertextus revista digital (UFPE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REIRA, Vivian Lemes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-Compós (Brasília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ERRAREZI, Ludmila 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Revista ACB (Florianópolis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MÃO, Lucília Maria Sousa</text:p>
          </table:table-cell>
          <table:table-cell table:number-columns-repeated="7"/>
          <table:table-cell office:value-type="string" calcext:value-type="string">
            <text:p>Espéculo (Madrid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AMPOGLIA, Francis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Revista Iberoamericana de Discurso y Sociedad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ANTOS, Jean Carlos Ferreira dos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Linguasagem (São Paulo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REIRA, Vivian Lemes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Verso e Reverso (UNISINOS. Online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STOS, Gustavo Grandini 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ERRAREZI, Ludmil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AMPOGLIA, Francis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Versão Beta (UFSCar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ARIA, Daiana de Oliveira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Versão Beta (UFSCar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VES, Adenilson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Revista CRB-8 Digital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ACÍFICO, Soraya Maria Romano </text:p>
          </table:table-cell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Icarahy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MÃO, Lucília Maria Sousa </text:p>
          </table:table-cell>
          <table:table-cell office:value-type="string" calcext:value-type="string">
            <text:p>SOUZA, Flávio Cezar de</text:p>
          </table:table-cell>
          <table:table-cell office:value-type="string" calcext:value-type="string">
            <text:p>YADO, Thaís Harumi Manfré</text:p>
          </table:table-cell>
          <table:table-cell table:number-columns-repeated="5"/>
          <table:table-cell office:value-type="string" calcext:value-type="string">
            <text:p>Achegas.net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OMÃO, Lucília Maria Sousa</text:p>
          </table:table-cell>
          <table:table-cell office:value-type="string" calcext:value-type="string">
            <text:p>GALLI, Fernanda Correa Silveira</text:p>
          </table:table-cell>
          <table:table-cell office:value-type="string" calcext:value-type="string">
            <text:p>PATTI, Ane Ribeiro</text:p>
          </table:table-cell>
          <table:table-cell table:number-columns-repeated="5"/>
          <table:table-cell office:value-type="string" calcext:value-type="string">
            <text:p>Desenredo (PPGL/UPF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AMPOGLIA, Francis</text:p>
          </table:table-cell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Linguagens e Diálogos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OLIVEIRA, Émerson Quirino de </text:p>
          </table:table-cell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LAMPOGLIA, Francis</text:p>
          </table:table-cell>
          <table:table-cell table:number-columns-repeated="4"/>
          <table:table-cell office:value-type="string" calcext:value-type="string">
            <text:p>Revista Letras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STOS, Gustavo Grandini </text:p>
          </table:table-cell>
          <table:table-cell office:value-type="string" calcext:value-type="string">
            <text:p>FAUSTINO, Gabriela Gimenez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<text:s/>ALMEIDA, Ludmila Tatiane Rodrigues de</text:p>
          </table:table-cell>
          <table:table-cell table:number-columns-repeated="4"/>
          <table:table-cell office:value-type="string" calcext:value-type="string">
            <text:p>Ponto de Acesso (UFBA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ELHO, Vânia Lúcia </text:p>
          </table:table-cell>
          <table:table-cell office:value-type="string" calcext:value-type="string">
            <text:p>SILVA, Márcia Regina da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Ciência da Informação (Online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 </text:p>
          </table:table-cell>
          <table:table-cell table:number-columns-repeated="7"/>
          <table:table-cell table:style-name="ce9" office:value-type="string" calcext:value-type="string">
            <text:p>Revista do Centro de Pesquisa e Formação do SESC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Informação em Pauta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Em Quest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LMEIDA, Marco Antônio de</text:p>
          </table:table-cell>
          <table:table-cell table:number-columns-repeated="7"/>
          <table:table-cell office:value-type="string" calcext:value-type="string">
            <text:p>Virus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SPÍRITO SANTO, Silvia Maria do</text:p>
          </table:table-cell>
          <table:table-cell table:number-columns-repeated="7"/>
          <table:table-cell office:value-type="string" calcext:value-type="string">
            <text:p>Revista Museu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STAFA, Solange Puntel</text:p>
          </table:table-cell>
          <table:table-cell office:value-type="string" calcext:value-type="string">
            <text:p>SABBAG, Deise Maria Antônio</text:p>
          </table:table-cell>
          <table:table-cell table:number-columns-repeated="6"/>
          <table:table-cell office:value-type="string" calcext:value-type="string">
            <text:p>Scire (Zaragoza)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STAFA, Solange Puntel</text:p>
          </table:table-cell>
          <table:table-cell office:value-type="string" calcext:value-type="string">
            <text:p>CRUZ, Denise Viuniski da Nova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STAFA, Solange Puntel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STAFA, Solange Puntel</text:p>
          </table:table-cell>
          <table:table-cell table:number-columns-repeated="7"/>
          <table:table-cell office:value-type="string" calcext:value-type="string">
            <text:p>Informação &amp; Sociedade (UFPB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STAFA, Solange Puntel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FEBENDE, Godwin B. </text:p>
          </table:table-cell>
          <table:table-cell office:value-type="string" calcext:value-type="string">
            <text:p>MA, <text:s/>Leo F. H.</text:p>
          </table:table-cell>
          <table:table-cell office:value-type="string" calcext:value-type="string">
            <text:p>MUBARAK, Mohamed</text:p>
          </table:table-cell>
          <table:table-cell office:value-type="string" calcext:value-type="string">
            <text:p>TORRENS, Adelaida Ferrer</text:p>
          </table:table-cell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BEASLEY. Gerald </text:p>
          </table:table-cell>
          <table:table-cell office:value-type="string" calcext:value-type="string">
            <text:p>CHU, Clara M.</text:p>
          </table:table-cell>
          <table:table-cell office:value-type="string" calcext:value-type="string">
            <text:p>FORD, Barbara J.</text:p>
          </table:table-cell>
          <table:table-cell office:value-type="string" calcext:value-type="string">
            <text:p>C&amp;RL News</text:p>
          </table:table-cell>
          <table:table-cell office:value-type="float" office:value="2016" calcext:value-type="float">
            <text:p>20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ERREIRA, Sueli Mara Soares Pinto</text:p>
          </table:table-cell>
          <table:table-cell table:number-columns-repeated="7"/>
          <table:table-cell office:value-type="string" calcext:value-type="string">
            <text:p>Observatorio (OBS*)</text:p>
          </table:table-cell>
          <table:table-cell office:value-type="float" office:value="2010" calcext:value-type="float">
            <text:p>201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26:51.793679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8:34.000455773</meta:creation-date>
    <dc:date>2018-01-04T15:27:16.152264951</dc:date>
    <meta:editing-duration>PT44S</meta:editing-duration>
    <meta:editing-cycles>2</meta:editing-cycles>
    <meta:generator>LibreOffice/5.1.6.2$Linux_X86_64 LibreOffice_project/10m0$Build-2</meta:generator>
    <meta:document-statistic meta:table-count="1" meta:cell-count="1082" meta:object-count="0"/>
  </office:meta>
</office:document-meta>
</file>